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P3" style:parent-style-name="Standard" style:family="paragraph">
      <style:paragraph-properties fo:text-align="center"/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font-weight="bold" style:font-weight-asian="bold" style:font-weight-complex="bold" fo:language="en" fo:country="US"/>
    </style:style>
  </office:automatic-styles>
  <office:body>
    <office:text text:use-soft-page-breaks="true">
      <text:p text:style-name="P1"/>
      <text:p text:style-name="P2">Criando Migrations</text:p>
      <text:p text:style-name="P3"/>
      <text:p text:style-name="P4"/>
      <text:p text:style-name="P5"><text:bookmark-start text:name="_Hlk31126032"/>yarn sequelize migration:create --name=create-users</text:p>
      <text:p text:style-name="P6"/>
      <text:p text:style-name="P7"><text:bookmark-end text:name="_Hlk31126032"/></text:p>
      <text:p text:style-name="P8">Rodando Migrations</text:p>
      <text:p text:style-name="Standard">yarn sequelize db:migrate</text:p>
      <text:p text:style-name="Standard"/>
      <text:p text:style-name="Standard"/>
      <text:p text:style-name="P9"><text:span text:style-name="T10">Desfazendo</text:span><text:s/><text:span text:style-name="T11">Migration</text:span></text:p>
      <text:p text:style-name="Standard">yarn sequelize db:migrate:undo</text:p>
      <text:p text:style-name="P12"/>
      <text:p text:style-name="Standard"/>
      <text:p text:style-name="Standard"/>
      <text:p text:style-name="Standard"><text:tab/><text:tab/><text:tab/><text:s text:c="3"/><text:span text:style-name="T13">criando o database (banco de dados relacional)</text:span><text:span text:style-name="T14"><text:line-break/></text:span><text:line-break/>1 -<text:s/><text:bookmark-start text:name="_Hlk31122445"/>docker run --name database -e POSTGRES_PASSWORD=docker -p 5432:5432 -d postgres<text:line-break/><text:bookmark-end text:name="_Hlk31122445"/>2 - baixar o postbird para administrar<text:line-break/><text:line-break/><text:line-break/><text:tab/><text:tab/><text:tab/><text:s text:c="3"/><text:span text:style-name="T15">criando o mongobarber (banco nosql - não relacional)</text:span><text:line-break/><text:line-break/>1 - docker run --name<text:s/>mongobarber -p 27017:27017 -d -t mongo<text:line-break/>2 - baixar o mongodb community para administrar</text:p>
      <text:p text:style-name="Standard"><text:line-break/><text:line-break/><text:tab/><text:tab/><text:s/><text:tab/><text:s text:c="3"/><text:span text:style-name="T16">criando a fila com redis (redisbarber)</text:span><text:line-break/><text:line-break/>1 - docker run --name redisbarber -p 6379:6379 -d -t redis:alpine<text:line-break/></text:p>
      <text:p text:style-name="Standard"/>
      <text:p text:style-name="Standard"/>
      <text:p text:style-name="Standard"/>
      <text:p text:style-name="Standard"/>
      <text:p text:style-name="P17">1- Iniciar o docker</text:p>
      <text:p text:style-name="P18">docker start name_db</text:p>
      <text:p text:style-name="P19">2- Iniciar o redis</text:p>
      <text:p text:style-name="Standard">yarn queu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de Andrade Lopes</meta:initial-creator>
    <dc:creator>Daniel Lopes</dc:creator>
    <meta:creation-date>2019-10-05T10:04:00Z</meta:creation-date>
    <dc:date>2020-01-28T21:13:00Z</dc:date>
    <meta:template xlink:href="Normal" xlink:type="simple"/>
    <meta:editing-cycles>9</meta:editing-cycles>
    <meta:editing-duration>PT2400S</meta:editing-duration>
    <meta:document-statistic meta:page-count="1" meta:paragraph-count="1" meta:word-count="113" meta:character-count="728" meta:row-count="5" meta:non-whitespace-character-count="616"/>
  </office:meta>
</office:document-meta>
</file>